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4.32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NaiveDFT" table:style-name="ta1">
        <table:shapes>
          <draw:frame draw:z-index="0" draw:style-name="gr1" draw:text-style-name="P1" svg:width="160.1mm" svg:height="90.04mm" svg:x="146.9mm" svg:y="9.03mm">
            <loext:p draw:notify-on-update-of-ranges="NaiveDFT.A2:NaiveDFT.A14 NaiveDFT.B1:NaiveDFT.B1 NaiveDFT.B2:NaiveDFT.B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1mm" svg:height="90.04mm" svg:x="318.55mm" svg:y="12.22mm">
            <loext:p draw:notify-on-update-of-ranges="NaiveDFT.A18:NaiveDFT.A30 NaiveDFT.B17:NaiveDFT.B17 NaiveDFT.B18:NaiveDFT.B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95.69mm" svg:y="123.63mm">
            <loext:p draw:notify-on-update-of-ranges="NaiveDFT.A33:NaiveDFT.A45 NaiveDFT.B32:NaiveDFT.B32 NaiveDFT.B33:NaiveDFT.B45 NaiveDFT.A33:NaiveDFT.A45 NaiveDFT.C32:NaiveDFT.C32 NaiveDFT.C33:NaiveDFT.C4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0.1mm" svg:height="90.05mm" svg:x="184.31mm" svg:y="378.5mm">
            <loext:p draw:notify-on-update-of-ranges="NaiveDFT.A87:NaiveDFT.A87 NaiveDFT.A88:NaiveDFT.A100 NaiveDFT.B87:NaiveDFT.B87 NaiveDFT.B88:NaiveDFT.B100 NaiveDFT.A87:NaiveDFT.A87 NaiveDFT.A88:NaiveDFT.A100 NaiveDFT.D87:NaiveDFT.D87 NaiveDFT.D88:NaiveDFT.D10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72.85mm" svg:y="243.77mm">
            <loext:p draw:notify-on-update-of-ranges="NaiveDFT.A32:NaiveDFT.A32 NaiveDFT.A33:NaiveDFT.A39 NaiveDFT.B32:NaiveDFT.B32 NaiveDFT.B33:NaiveDFT.B39 NaiveDFT.A32:NaiveDFT.A32 NaiveDFT.A33:NaiveDFT.A39 NaiveDFT.C32:NaiveDFT.C32 NaiveDFT.C33:NaiveDFT.C3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ower of Two</text:p>
          </table:table-cell>
          <table:table-cell office:value-type="string" calcext:value-type="string">
            <text:p>Naive DFT</text:p>
          </table:table-cell>
          <table:table-cell office:value-type="string" calcext:value-type="string">
            <text:p>O(N<text:span text:style-name="T1">²)</text:span></text:p>
          </table:table-cell>
          <table:table-cell office:value-type="string" calcext:value-type="string">
            <text:p>3(O(N<text:span text:style-name="T1">²)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147.462" calcext:value-type="float">
            <text:p>23147.462</text:p>
          </table:table-cell>
          <table:table-cell office:value-type="float" office:value="4" calcext:value-type="float">
            <text:p>4</text:p>
          </table:table-cell>
          <table:table-cell table:formula="of:=[.C2]*3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76.23" calcext:value-type="float">
            <text:p>13476.23</text:p>
          </table:table-cell>
          <table:table-cell office:value-type="float" office:value="16" calcext:value-type="float">
            <text:p>16</text:p>
          </table:table-cell>
          <table:table-cell table:formula="of:=[.C3]*3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142.276" calcext:value-type="float">
            <text:p>17142.276</text:p>
          </table:table-cell>
          <table:table-cell office:value-type="float" office:value="64" calcext:value-type="float">
            <text:p>64</text:p>
          </table:table-cell>
          <table:table-cell table:formula="of:=[.C4]*3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826.048" calcext:value-type="float">
            <text:p>37826.048</text:p>
          </table:table-cell>
          <table:table-cell office:value-type="float" office:value="256" calcext:value-type="float">
            <text:p>256</text:p>
          </table:table-cell>
          <table:table-cell table:formula="of:=[.C5]*3"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3204.216" calcext:value-type="float">
            <text:p>133204.216</text:p>
          </table:table-cell>
          <table:table-cell office:value-type="float" office:value="1024" calcext:value-type="float">
            <text:p>1024</text:p>
          </table:table-cell>
          <table:table-cell table:formula="of:=[.C6]*3"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5241.794" calcext:value-type="float">
            <text:p>515241.794</text:p>
          </table:table-cell>
          <table:table-cell office:value-type="float" office:value="4096" calcext:value-type="float">
            <text:p>4096</text:p>
          </table:table-cell>
          <table:table-cell table:formula="of:=[.C7]*3" office:value-type="float" office:value="12288" calcext:value-type="float">
            <text:p>122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4696.76" calcext:value-type="float">
            <text:p>2004696.76</text:p>
          </table:table-cell>
          <table:table-cell office:value-type="float" office:value="16384" calcext:value-type="float">
            <text:p>16384</text:p>
          </table:table-cell>
          <table:table-cell table:formula="of:=[.C8]*3" office:value-type="float" office:value="49152" calcext:value-type="float">
            <text:p>491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923963.678" calcext:value-type="float">
            <text:p>7923963.678</text:p>
          </table:table-cell>
          <table:table-cell office:value-type="float" office:value="65536" calcext:value-type="float">
            <text:p>65536</text:p>
          </table:table-cell>
          <table:table-cell table:formula="of:=[.C9]*3" office:value-type="float" office:value="196608" calcext:value-type="float">
            <text:p>19660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1710452.416" calcext:value-type="float">
            <text:p>31710452.416</text:p>
          </table:table-cell>
          <table:table-cell office:value-type="float" office:value="262144" calcext:value-type="float">
            <text:p>262144</text:p>
          </table:table-cell>
          <table:table-cell table:formula="of:=[.C10]*3" office:value-type="float" office:value="786432" calcext:value-type="float">
            <text:p>78643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7047812.846" calcext:value-type="float">
            <text:p>127047812.846</text:p>
          </table:table-cell>
          <table:table-cell office:value-type="float" office:value="1048576" calcext:value-type="float">
            <text:p>1048576</text:p>
          </table:table-cell>
          <table:table-cell table:formula="of:=[.C11]*3" office:value-type="float" office:value="3145728" calcext:value-type="float">
            <text:p>314572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11810974.274" calcext:value-type="float">
            <text:p>511810974.274</text:p>
          </table:table-cell>
          <table:table-cell office:value-type="float" office:value="4194304" calcext:value-type="float">
            <text:p>4194304</text:p>
          </table:table-cell>
          <table:table-cell table:formula="of:=[.C12]*3" office:value-type="float" office:value="12582912" calcext:value-type="float">
            <text:p>125829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65694762.456" calcext:value-type="float">
            <text:p>2065694762.456</text:p>
          </table:table-cell>
          <table:table-cell office:value-type="float" office:value="16777216" calcext:value-type="float">
            <text:p>16777216</text:p>
          </table:table-cell>
          <table:table-cell table:formula="of:=[.C13]*3" office:value-type="float" office:value="50331648" calcext:value-type="float">
            <text:p>5033164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387743924.838" calcext:value-type="float">
            <text:p>8387743924.838</text:p>
          </table:table-cell>
          <table:table-cell office:value-type="float" office:value="67108864" calcext:value-type="float">
            <text:p>67108864</text:p>
          </table:table-cell>
          <table:table-cell table:formula="of:=[.C14]*3" office:value-type="float" office:value="201326592" calcext:value-type="float">
            <text:p>20132659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og input</text:p>
          </table:table-cell>
          <table:table-cell office:value-type="string" calcext:value-type="string">
            <text:p>time_taken</text:p>
          </table:table-cell>
          <table:table-cell table:number-columns-repeated="2"/>
        </table:table-row>
        <table:table-row table:style-name="ro1">
          <table:table-cell table:formula="of:=LOG([.A2])" office:value-type="float" office:value="0.301029995663981" calcext:value-type="float">
            <text:p>0.3010299957</text:p>
          </table:table-cell>
          <table:table-cell table:formula="of:=LOG([.B2])" office:value-type="float" office:value="4.36450337981098" calcext:value-type="float">
            <text:p>4.3645033798</text:p>
          </table:table-cell>
          <table:table-cell table:number-columns-repeated="2"/>
        </table:table-row>
        <table:table-row table:style-name="ro1">
          <table:table-cell table:formula="of:=LOG([.A3])" office:value-type="float" office:value="0.602059991327962" calcext:value-type="float">
            <text:p>0.6020599913</text:p>
          </table:table-cell>
          <table:table-cell table:formula="of:=LOG([.B3])" office:value-type="float" office:value="4.12956841451437" calcext:value-type="float">
            <text:p>4.1295684145</text:p>
          </table:table-cell>
          <table:table-cell table:number-columns-repeated="2"/>
        </table:table-row>
        <table:table-row table:style-name="ro1">
          <table:table-cell table:formula="of:=LOG([.A4])" office:value-type="float" office:value="0.903089986991943" calcext:value-type="float">
            <text:p>0.903089987</text:p>
          </table:table-cell>
          <table:table-cell table:formula="of:=LOG([.B4])" office:value-type="float" office:value="4.23406848320088" calcext:value-type="float">
            <text:p>4.2340684832</text:p>
          </table:table-cell>
          <table:table-cell table:number-columns-repeated="2"/>
        </table:table-row>
        <table:table-row table:style-name="ro1">
          <table:table-cell table:formula="of:=LOG([.A5])" office:value-type="float" office:value="1.20411998265592" calcext:value-type="float">
            <text:p>1.2041199827</text:p>
          </table:table-cell>
          <table:table-cell table:formula="of:=LOG([.B5])" office:value-type="float" office:value="4.5777909693274" calcext:value-type="float">
            <text:p>4.5777909693</text:p>
          </table:table-cell>
          <table:table-cell table:number-columns-repeated="2"/>
        </table:table-row>
        <table:table-row table:style-name="ro1">
          <table:table-cell table:formula="of:=LOG([.A6])" office:value-type="float" office:value="1.50514997831991" calcext:value-type="float">
            <text:p>1.5051499783</text:p>
          </table:table-cell>
          <table:table-cell table:formula="of:=LOG([.B6])" office:value-type="float" office:value="5.1245179707544" calcext:value-type="float">
            <text:p>5.1245179708</text:p>
          </table:table-cell>
          <table:table-cell table:number-columns-repeated="2"/>
        </table:table-row>
        <table:table-row table:style-name="ro1">
          <table:table-cell table:formula="of:=LOG([.A7])" office:value-type="float" office:value="1.80617997398389" calcext:value-type="float">
            <text:p>1.806179974</text:p>
          </table:table-cell>
          <table:table-cell table:formula="of:=LOG([.B7])" office:value-type="float" office:value="5.71201108371394" calcext:value-type="float">
            <text:p>5.7120110837</text:p>
          </table:table-cell>
          <table:table-cell table:number-columns-repeated="2"/>
        </table:table-row>
        <table:table-row table:style-name="ro1">
          <table:table-cell table:formula="of:=LOG([.A8])" office:value-type="float" office:value="2.10720996964787" calcext:value-type="float">
            <text:p>2.1072099696</text:p>
          </table:table-cell>
          <table:table-cell table:formula="of:=LOG([.B8])" office:value-type="float" office:value="6.30204868846811" calcext:value-type="float">
            <text:p>6.3020486885</text:p>
          </table:table-cell>
          <table:table-cell table:number-columns-repeated="2"/>
        </table:table-row>
        <table:table-row table:style-name="ro1">
          <table:table-cell table:formula="of:=LOG([.A9])" office:value-type="float" office:value="2.40823996531185" calcext:value-type="float">
            <text:p>2.4082399653</text:p>
          </table:table-cell>
          <table:table-cell table:formula="of:=LOG([.B9])" office:value-type="float" office:value="6.89894247614461" calcext:value-type="float">
            <text:p>6.8989424761</text:p>
          </table:table-cell>
          <table:table-cell table:number-columns-repeated="2"/>
        </table:table-row>
        <table:table-row table:style-name="ro1">
          <table:table-cell table:formula="of:=LOG([.A10])" office:value-type="float" office:value="2.70926996097583" calcext:value-type="float">
            <text:p>2.709269961</text:p>
          </table:table-cell>
          <table:table-cell table:formula="of:=LOG([.B10])" office:value-type="float" office:value="7.50120243819141" calcext:value-type="float">
            <text:p>7.5012024382</text:p>
          </table:table-cell>
          <table:table-cell table:number-columns-repeated="2"/>
        </table:table-row>
        <table:table-row table:style-name="ro1">
          <table:table-cell table:formula="of:=LOG([.A11])" office:value-type="float" office:value="3.01029995663981" calcext:value-type="float">
            <text:p>3.0102999566</text:p>
          </table:table-cell>
          <table:table-cell table:formula="of:=LOG([.B11])" office:value-type="float" office:value="8.10396719298269" calcext:value-type="float">
            <text:p>8.103967193</text:p>
          </table:table-cell>
          <table:table-cell table:number-columns-repeated="2"/>
        </table:table-row>
        <table:table-row table:style-name="ro1">
          <table:table-cell table:formula="of:=LOG([.A12])" office:value-type="float" office:value="3.31132995230379" calcext:value-type="float">
            <text:p>3.3113299523</text:p>
          </table:table-cell>
          <table:table-cell table:formula="of:=LOG([.B12])" office:value-type="float" office:value="8.70910959381288" calcext:value-type="float">
            <text:p>8.7091095938</text:p>
          </table:table-cell>
          <table:table-cell table:number-columns-repeated="2"/>
        </table:table-row>
        <table:table-row table:style-name="ro1">
          <table:table-cell table:formula="of:=LOG([.A13])" office:value-type="float" office:value="3.61235994796777" calcext:value-type="float">
            <text:p>3.612359948</text:p>
          </table:table-cell>
          <table:table-cell table:formula="of:=LOG([.B13])" office:value-type="float" office:value="9.31506614836722" calcext:value-type="float">
            <text:p>9.3150661484</text:p>
          </table:table-cell>
          <table:table-cell table:number-columns-repeated="2"/>
        </table:table-row>
        <table:table-row table:style-name="ro1">
          <table:table-cell table:formula="of:=LOG([.A14])" office:value-type="float" office:value="3.91338994363175" calcext:value-type="float">
            <text:p>3.9133899436</text:p>
          </table:table-cell>
          <table:table-cell table:formula="of:=LOG([.B14])" office:value-type="float" office:value="9.92364516312289" calcext:value-type="float">
            <text:p>9.923645163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wer of Two</text:p>
          </table:table-cell>
          <table:table-cell office:value-type="string" calcext:value-type="string">
            <text:p>Naive DFT</text:p>
          </table:table-cell>
          <table:table-cell office:value-type="string" calcext:value-type="string">
            <text:p>FF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147.462" calcext:value-type="float">
            <text:p>23147.462</text:p>
          </table:table-cell>
          <table:table-cell office:value-type="float" office:value="4671.652" calcext:value-type="float">
            <text:p>4671.6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76.23" calcext:value-type="float">
            <text:p>13476.23</text:p>
          </table:table-cell>
          <table:table-cell office:value-type="float" office:value="20841.936" calcext:value-type="float">
            <text:p>20841.93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142.276" calcext:value-type="float">
            <text:p>17142.276</text:p>
          </table:table-cell>
          <table:table-cell office:value-type="float" office:value="2214.39" calcext:value-type="float">
            <text:p>2214.3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826.048" calcext:value-type="float">
            <text:p>37826.048</text:p>
          </table:table-cell>
          <table:table-cell office:value-type="float" office:value="6300.124" calcext:value-type="float">
            <text:p>6300.12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3204.216" calcext:value-type="float">
            <text:p>133204.216</text:p>
          </table:table-cell>
          <table:table-cell office:value-type="float" office:value="17050.094" calcext:value-type="float">
            <text:p>17050.09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5241.794" calcext:value-type="float">
            <text:p>515241.794</text:p>
          </table:table-cell>
          <table:table-cell office:value-type="float" office:value="31555.672" calcext:value-type="float">
            <text:p>31555.67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4696.76" calcext:value-type="float">
            <text:p>2004696.76</text:p>
          </table:table-cell>
          <table:table-cell office:value-type="float" office:value="41361.454" calcext:value-type="float">
            <text:p>41361.45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923963.678" calcext:value-type="float">
            <text:p>7923963.678</text:p>
          </table:table-cell>
          <table:table-cell office:value-type="float" office:value="98916.722" calcext:value-type="float">
            <text:p>98916.72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1710452.416" calcext:value-type="float">
            <text:p>31710452.416</text:p>
          </table:table-cell>
          <table:table-cell office:value-type="float" office:value="227890.322" calcext:value-type="float">
            <text:p>227890.322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7047812.846" calcext:value-type="float">
            <text:p>127047812.846</text:p>
          </table:table-cell>
          <table:table-cell office:value-type="float" office:value="537036.178" calcext:value-type="float">
            <text:p>537036.178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11810974.274" calcext:value-type="float">
            <text:p>511810974.274</text:p>
          </table:table-cell>
          <table:table-cell office:value-type="float" office:value="1115021.242" calcext:value-type="float">
            <text:p>1115021.242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65694762.456" calcext:value-type="float">
            <text:p>2065694762.456</text:p>
          </table:table-cell>
          <table:table-cell office:value-type="float" office:value="2420512.844" calcext:value-type="float">
            <text:p>2420512.844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387743924.838" calcext:value-type="float">
            <text:p>8387743924.838</text:p>
          </table:table-cell>
          <table:table-cell office:value-type="float" office:value="5171344.228" calcext:value-type="float">
            <text:p>5171344.228</text:p>
          </table:table-cell>
          <table:table-cell/>
        </table:table-row>
        <table:table-row table:style-name="ro1" table:number-rows-repeated="41">
          <table:table-cell table:number-columns-repeated="4"/>
        </table:table-row>
        <table:table-row table:style-name="ro1">
          <table:table-cell office:value-type="string" calcext:value-type="string">
            <text:p>Power of Two</text:p>
          </table:table-cell>
          <table:table-cell office:value-type="string" calcext:value-type="string">
            <text:p>Naive DFT</text:p>
          </table:table-cell>
          <table:table-cell office:value-type="string" calcext:value-type="string">
            <text:p>O(N<text:span text:style-name="T1">²)</text:span></text:p>
          </table:table-cell>
          <table:table-cell office:value-type="string" calcext:value-type="string">
            <text:p>120(O(N<text:span text:style-name="T1">²)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147.462" calcext:value-type="float">
            <text:p>23147.462</text:p>
          </table:table-cell>
          <table:table-cell office:value-type="float" office:value="4" calcext:value-type="float">
            <text:p>4</text:p>
          </table:table-cell>
          <table:table-cell table:formula="of:=[.C88]*120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76.23" calcext:value-type="float">
            <text:p>13476.23</text:p>
          </table:table-cell>
          <table:table-cell office:value-type="float" office:value="16" calcext:value-type="float">
            <text:p>16</text:p>
          </table:table-cell>
          <table:table-cell table:formula="of:=[.C89]*120"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142.276" calcext:value-type="float">
            <text:p>17142.276</text:p>
          </table:table-cell>
          <table:table-cell office:value-type="float" office:value="64" calcext:value-type="float">
            <text:p>64</text:p>
          </table:table-cell>
          <table:table-cell table:formula="of:=[.C90]*120" office:value-type="float" office:value="7680" calcext:value-type="float">
            <text:p>76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826.048" calcext:value-type="float">
            <text:p>37826.048</text:p>
          </table:table-cell>
          <table:table-cell office:value-type="float" office:value="256" calcext:value-type="float">
            <text:p>256</text:p>
          </table:table-cell>
          <table:table-cell table:formula="of:=[.C91]*120" office:value-type="float" office:value="30720" calcext:value-type="float">
            <text:p>307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3204.216" calcext:value-type="float">
            <text:p>133204.216</text:p>
          </table:table-cell>
          <table:table-cell office:value-type="float" office:value="1024" calcext:value-type="float">
            <text:p>1024</text:p>
          </table:table-cell>
          <table:table-cell table:formula="of:=[.C92]*120" office:value-type="float" office:value="122880" calcext:value-type="float">
            <text:p>12288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5241.794" calcext:value-type="float">
            <text:p>515241.794</text:p>
          </table:table-cell>
          <table:table-cell office:value-type="float" office:value="4096" calcext:value-type="float">
            <text:p>4096</text:p>
          </table:table-cell>
          <table:table-cell table:formula="of:=[.C93]*120" office:value-type="float" office:value="491520" calcext:value-type="float">
            <text:p>49152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4696.76" calcext:value-type="float">
            <text:p>2004696.76</text:p>
          </table:table-cell>
          <table:table-cell office:value-type="float" office:value="16384" calcext:value-type="float">
            <text:p>16384</text:p>
          </table:table-cell>
          <table:table-cell table:formula="of:=[.C94]*120" office:value-type="float" office:value="1966080" calcext:value-type="float">
            <text:p>196608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923963.678" calcext:value-type="float">
            <text:p>7923963.678</text:p>
          </table:table-cell>
          <table:table-cell office:value-type="float" office:value="65536" calcext:value-type="float">
            <text:p>65536</text:p>
          </table:table-cell>
          <table:table-cell table:formula="of:=[.C95]*120" office:value-type="float" office:value="7864320" calcext:value-type="float">
            <text:p>786432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1710452.416" calcext:value-type="float">
            <text:p>31710452.416</text:p>
          </table:table-cell>
          <table:table-cell office:value-type="float" office:value="262144" calcext:value-type="float">
            <text:p>262144</text:p>
          </table:table-cell>
          <table:table-cell table:formula="of:=[.C96]*120" office:value-type="float" office:value="31457280" calcext:value-type="float">
            <text:p>314572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7047812.846" calcext:value-type="float">
            <text:p>127047812.846</text:p>
          </table:table-cell>
          <table:table-cell office:value-type="float" office:value="1048576" calcext:value-type="float">
            <text:p>1048576</text:p>
          </table:table-cell>
          <table:table-cell table:formula="of:=[.C97]*120" office:value-type="float" office:value="125829120" calcext:value-type="float">
            <text:p>12582912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11810974.274" calcext:value-type="float">
            <text:p>511810974.274</text:p>
          </table:table-cell>
          <table:table-cell office:value-type="float" office:value="4194304" calcext:value-type="float">
            <text:p>4194304</text:p>
          </table:table-cell>
          <table:table-cell table:formula="of:=[.C98]*120" office:value-type="float" office:value="503316480" calcext:value-type="float">
            <text:p>50331648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65694762.456" calcext:value-type="float">
            <text:p>2065694762.456</text:p>
          </table:table-cell>
          <table:table-cell office:value-type="float" office:value="16777216" calcext:value-type="float">
            <text:p>16777216</text:p>
          </table:table-cell>
          <table:table-cell table:formula="of:=[.C99]*120" office:value-type="float" office:value="2013265920" calcext:value-type="float">
            <text:p>201326592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387743924.838" calcext:value-type="float">
            <text:p>8387743924.838</text:p>
          </table:table-cell>
          <table:table-cell office:value-type="float" office:value="67108864" calcext:value-type="float">
            <text:p>67108864</text:p>
          </table:table-cell>
          <table:table-cell table:formula="of:=[.C100]*120" office:value-type="float" office:value="8053063680" calcext:value-type="float">
            <text:p>80530636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11:00:54.386879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1T17:46:10.125699946</dc:date>
    <meta:editing-duration>PT1H42M20S</meta:editing-duration>
    <meta:editing-cycles>5</meta:editing-cycles>
    <meta:generator>LibreOffice/5.1.6.2.0$Linux_X86_64 LibreOffice_project/10$Build-2</meta:generator>
    <meta:document-statistic meta:table-count="1" meta:cell-count="18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O(N²)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width="0.1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9.005cm" xlink:href=".." xlink:type="simple" chart:class="chart:scatter" chart:style-name="ch1">
        <chart:title svg:x="6.863cm" svg:y="0.316cm" chart:style-name="ch2">
          <text:p>Naive DFT</text:p>
        </chart:title>
        <chart:legend chart:legend-position="end" svg:x="13.027cm" svg:y="3.954cm" style:legend-expansion="high" chart:style-name="ch3"/>
        <chart:plot-area chart:style-name="ch4" table:cell-range-address="NaiveDFT.A2:NaiveDFT.B14 NaiveDFT.B1:NaiveDFT.B1" chart:data-source-has-labels="row" svg:x="1.331cm" svg:y="1.275cm" svg:width="11.376cm" svg:height="6.569cm">
          <chartooo:coordinate-region svg:x="3.434cm" svg:y="1.474cm" svg:width="8.901cm" svg:height="5.723cm"/>
          <chart:axis chart:dimension="x" chart:name="primary-x" chart:style-name="ch5">
            <chart:title svg:x="5.983cm" svg:y="8.024cm" chart:style-name="ch6">
              <text:p>Input Number</text:p>
            </chart:title>
          </chart:axis>
          <chart:axis chart:dimension="y" chart:name="primary-y" chart:style-name="ch5">
            <chart:title svg:x="0.451cm" svg:y="5.728cm" chart:style-name="ch7">
              <text:p>Time Taken (ns)</text:p>
            </chart:title>
            <chart:grid chart:style-name="ch8" chart:class="major"/>
          </chart:axis>
          <chart:series chart:style-name="ch9" chart:values-cell-range-address="NaiveDFT.B2:NaiveDFT.B14" chart:label-cell-address="NaiveDFT.B1:NaiveDFT.B1" chart:class="chart:scatter">
            <chart:domain table:cell-range-address="NaiveDFT.A2:NaiveDFT.A14"/>
            <chart:regression-curve chart:style-name="ch10"/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aive DFT</text:p>
                <draw:g>
                  <svg:desc>NaiveDFT.B1:NaiveDF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NaiveDFT.A2:NaiveDFT.A14</svg:desc>
                </draw:g>
              </table:table-cell>
              <table:table-cell office:value-type="float" office:value="23147.462">
                <text:p>23147.462</text:p>
                <draw:g>
                  <svg:desc>NaiveDFT.B2:NaiveDFT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476.23">
                <text:p>13476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7142.276">
                <text:p>17142.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7826.048">
                <text:p>37826.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33204.216">
                <text:p>133204.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515241.794">
                <text:p>515241.7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2004696.76">
                <text:p>2004696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7923963.678">
                <text:p>7923963.6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31710452.416">
                <text:p>31710452.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127047812.846">
                <text:p>127047812.8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511810974.274">
                <text:p>511810974.2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">
                <text:p>4096</text:p>
              </table:table-cell>
              <table:table-cell office:value-type="float" office:value="2065694762.456">
                <text:p>2065694762.4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2">
                <text:p>8192</text:p>
              </table:table-cell>
              <table:table-cell office:value-type="float" office:value="8387743924.838">
                <text:p>8387743924.8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.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.005cm" xlink:href=".." xlink:type="simple" chart:class="chart:scatter" chart:style-name="ch1">
        <chart:title svg:x="4.218cm" svg:y="0.316cm" chart:style-name="ch2">
          <text:p>Logarithmic Graph of Naive Algorithm</text:p>
        </chart:title>
        <chart:legend chart:legend-position="end" svg:x="11.73cm" svg:y="3.954cm" style:legend-expansion="high" chart:style-name="ch3"/>
        <chart:plot-area chart:style-name="ch4" table:cell-range-address="NaiveDFT.A18:NaiveDFT.B30 NaiveDFT.B17:NaiveDFT.B17" chart:data-source-has-labels="row" svg:x="1.331cm" svg:y="1.275cm" svg:width="10.079cm" svg:height="6.569cm">
          <chartooo:coordinate-region svg:x="1.767cm" svg:y="1.474cm" svg:width="9.218cm" svg:height="5.723cm"/>
          <chart:axis chart:dimension="x" chart:name="primary-x" chart:style-name="ch5">
            <chart:title svg:x="5.003cm" svg:y="8.024cm" chart:style-name="ch6">
              <text:p>log(Input Number)</text:p>
            </chart:title>
          </chart:axis>
          <chart:axis chart:dimension="y" chart:name="primary-y" chart:style-name="ch7">
            <chart:title svg:x="0.451cm" svg:y="6.058cm" chart:style-name="ch8">
              <text:p>log(Time Taken (ns))</text:p>
            </chart:title>
            <chart:grid chart:style-name="ch9" chart:class="major"/>
          </chart:axis>
          <chart:series chart:style-name="ch10" chart:values-cell-range-address="NaiveDFT.B18:NaiveDFT.B30" chart:label-cell-address="NaiveDFT.B17:NaiveDFT.B17" chart:class="chart:scatter">
            <chart:domain table:cell-range-address="NaiveDFT.A18:NaiveDFT.A30"/>
            <chart:regression-curve chart:style-name="ch11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_taken</text:p>
                <draw:g>
                  <svg:desc>NaiveDFT.B17:NaiveDFT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029995663981">
                <text:p>0.301029995663981</text:p>
                <draw:g>
                  <svg:desc>NaiveDFT.A18:NaiveDFT.A30</svg:desc>
                </draw:g>
              </table:table-cell>
              <table:table-cell office:value-type="float" office:value="4.36450337981098">
                <text:p>4.36450337981098</text:p>
                <draw:g>
                  <svg:desc>NaiveDFT.B18:NaiveDFT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4.12956841451437">
                <text:p>4.12956841451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4.23406848320088">
                <text:p>4.23406848320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4.5777909693274">
                <text:p>4.57779096932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0514997831991">
                <text:p>1.50514997831991</text:p>
              </table:table-cell>
              <table:table-cell office:value-type="float" office:value="5.1245179707544">
                <text:p>5.1245179707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0617997398389">
                <text:p>1.80617997398389</text:p>
              </table:table-cell>
              <table:table-cell office:value-type="float" office:value="5.71201108371394">
                <text:p>5.712011083713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0720996964787">
                <text:p>2.10720996964787</text:p>
              </table:table-cell>
              <table:table-cell office:value-type="float" office:value="6.30204868846811">
                <text:p>6.302048688468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0823996531185">
                <text:p>2.40823996531185</text:p>
              </table:table-cell>
              <table:table-cell office:value-type="float" office:value="6.89894247614461">
                <text:p>6.898942476144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0926996097583">
                <text:p>2.70926996097583</text:p>
              </table:table-cell>
              <table:table-cell office:value-type="float" office:value="7.50120243819141">
                <text:p>7.501202438191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1029995663981">
                <text:p>3.01029995663981</text:p>
              </table:table-cell>
              <table:table-cell office:value-type="float" office:value="8.10396719298269">
                <text:p>8.10396719298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31132995230379">
                <text:p>3.31132995230379</text:p>
              </table:table-cell>
              <table:table-cell office:value-type="float" office:value="8.70910959381288">
                <text:p>8.709109593812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1235994796777">
                <text:p>3.61235994796777</text:p>
              </table:table-cell>
              <table:table-cell office:value-type="float" office:value="9.31506614836722">
                <text:p>9.315066148367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91338994363175">
                <text:p>3.91338994363175</text:p>
              </table:table-cell>
              <table:table-cell office:value-type="float" office:value="9.92364516312289">
                <text:p>9.923645163122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88cm" svg:y="0.316cm" chart:style-name="ch2">
          <text:p>Naive Algorithm vs FFT</text:p>
        </chart:title>
        <chart:legend chart:legend-position="end" svg:x="13.016cm" svg:y="3.952cm" style:legend-expansion="high" chart:style-name="ch3"/>
        <chart:plot-area chart:style-name="ch4" table:cell-range-address="NaiveDFT.A33:NaiveDFT.C45 NaiveDFT.B32:NaiveDFT.C32" chart:data-source-has-labels="row" svg:x="1.331cm" svg:y="1.275cm" svg:width="11.365cm" svg:height="6.564cm">
          <chartooo:coordinate-region svg:x="3.434cm" svg:y="1.474cm" svg:width="8.89cm" svg:height="5.718cm"/>
          <chart:axis chart:dimension="x" chart:name="primary-x" chart:style-name="ch5">
            <chart:title svg:x="5.977cm" svg:y="8.019cm" chart:style-name="ch6">
              <text:p>Input Number</text:p>
            </chart:title>
          </chart:axis>
          <chart:axis chart:dimension="y" chart:name="primary-y" chart:style-name="ch5">
            <chart:title svg:x="0.451cm" svg:y="5.726cm" chart:style-name="ch7">
              <text:p>Time Taken (ns)</text:p>
            </chart:title>
            <chart:grid chart:style-name="ch8" chart:class="major"/>
          </chart:axis>
          <chart:series chart:style-name="ch9" chart:values-cell-range-address="NaiveDFT.B33:NaiveDFT.B45" chart:label-cell-address="NaiveDFT.B32:NaiveDFT.B32" chart:class="chart:scatter">
            <chart:domain table:cell-range-address="NaiveDFT.A33:NaiveDFT.A45"/>
            <chart:data-point chart:repeated="13"/>
          </chart:series>
          <chart:series chart:style-name="ch10" chart:values-cell-range-address="NaiveDFT.C33:NaiveDFT.C45" chart:label-cell-address="NaiveDFT.C32:NaiveDFT.C32" chart:class="chart:scatte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aive DFT</text:p>
                <draw:g>
                  <svg:desc>NaiveDFT.B32:NaiveDFT.B32</svg:desc>
                </draw:g>
              </table:table-cell>
              <table:table-cell office:value-type="string">
                <text:p>FFT</text:p>
                <draw:g>
                  <svg:desc>NaiveDFT.C32:NaiveDFT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NaiveDFT.A33:NaiveDFT.A45</svg:desc>
                </draw:g>
              </table:table-cell>
              <table:table-cell office:value-type="float" office:value="23147.462">
                <text:p>23147.462</text:p>
                <draw:g>
                  <svg:desc>NaiveDFT.B33:NaiveDFT.B45</svg:desc>
                </draw:g>
              </table:table-cell>
              <table:table-cell office:value-type="float" office:value="4671.652">
                <text:p>4671.652</text:p>
                <draw:g>
                  <svg:desc>NaiveDFT.C33:NaiveDFT.C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476.23">
                <text:p>13476.23</text:p>
              </table:table-cell>
              <table:table-cell office:value-type="float" office:value="20841.936">
                <text:p>20841.9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7142.276">
                <text:p>17142.276</text:p>
              </table:table-cell>
              <table:table-cell office:value-type="float" office:value="2214.39">
                <text:p>2214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7826.048">
                <text:p>37826.048</text:p>
              </table:table-cell>
              <table:table-cell office:value-type="float" office:value="6300.124">
                <text:p>6300.1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33204.216">
                <text:p>133204.216</text:p>
              </table:table-cell>
              <table:table-cell office:value-type="float" office:value="17050.094">
                <text:p>17050.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515241.794">
                <text:p>515241.794</text:p>
              </table:table-cell>
              <table:table-cell office:value-type="float" office:value="31555.672">
                <text:p>31555.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2004696.76">
                <text:p>2004696.76</text:p>
              </table:table-cell>
              <table:table-cell office:value-type="float" office:value="41361.454">
                <text:p>41361.4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7923963.678">
                <text:p>7923963.678</text:p>
              </table:table-cell>
              <table:table-cell office:value-type="float" office:value="98916.722">
                <text:p>98916.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31710452.416">
                <text:p>31710452.416</text:p>
              </table:table-cell>
              <table:table-cell office:value-type="float" office:value="227890.322">
                <text:p>227890.3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127047812.846">
                <text:p>127047812.846</text:p>
              </table:table-cell>
              <table:table-cell office:value-type="float" office:value="537036.178">
                <text:p>537036.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511810974.274">
                <text:p>511810974.274</text:p>
              </table:table-cell>
              <table:table-cell office:value-type="float" office:value="1115021.242">
                <text:p>1115021.2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">
                <text:p>4096</text:p>
              </table:table-cell>
              <table:table-cell office:value-type="float" office:value="2065694762.456">
                <text:p>2065694762.456</text:p>
              </table:table-cell>
              <table:table-cell office:value-type="float" office:value="2420512.844">
                <text:p>2420512.8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2">
                <text:p>8192</text:p>
              </table:table-cell>
              <table:table-cell office:value-type="float" office:value="8387743924.838">
                <text:p>8387743924.838</text:p>
              </table:table-cell>
              <table:table-cell office:value-type="float" office:value="5171344.228">
                <text:p>5171344.2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scatter" chart:style-name="ch1">
        <chart:title svg:x="5.514cm" svg:y="0.316cm" chart:style-name="ch2">
          <text:p>Naive DFT vs 120 O(N²)</text:p>
        </chart:title>
        <chart:legend chart:legend-position="end" svg:x="13.027cm" svg:y="3.955cm" style:legend-expansion="high" chart:style-name="ch3"/>
        <chart:plot-area chart:style-name="ch4" table:cell-range-address="NaiveDFT.A87:NaiveDFT.B100 NaiveDFT.D87:NaiveDFT.D100" chart:data-source-has-labels="row" svg:x="1.331cm" svg:y="1.275cm" svg:width="11.376cm" svg:height="6.57cm">
          <chartooo:coordinate-region svg:x="3.434cm" svg:y="1.474cm" svg:width="8.901cm" svg:height="5.724cm"/>
          <chart:axis chart:dimension="x" chart:name="primary-x" chart:style-name="ch5">
            <chart:title svg:x="5.983cm" svg:y="8.025cm" chart:style-name="ch6">
              <text:p>Input Number</text:p>
            </chart:title>
          </chart:axis>
          <chart:axis chart:dimension="y" chart:name="primary-y" chart:style-name="ch5">
            <chart:title svg:x="0.451cm" svg:y="5.729cm" chart:style-name="ch7">
              <text:p>Time Taken (ns)</text:p>
            </chart:title>
            <chart:grid chart:style-name="ch8" chart:class="major"/>
          </chart:axis>
          <chart:series chart:style-name="ch9" chart:values-cell-range-address="NaiveDFT.B88:NaiveDFT.B100" chart:label-cell-address="NaiveDFT.B87:NaiveDFT.B87" chart:class="chart:scatter">
            <chart:domain table:cell-range-address="NaiveDFT.A88:NaiveDFT.A100"/>
            <chart:data-point chart:repeated="13"/>
          </chart:series>
          <chart:series chart:style-name="ch10" chart:values-cell-range-address="NaiveDFT.D88:NaiveDFT.D100" chart:label-cell-address="NaiveDFT.D87:NaiveDFT.D87" chart:class="chart:scatte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aive DFT</text:p>
                <draw:g>
                  <svg:desc>NaiveDFT.B87:NaiveDFT.B87</svg:desc>
                </draw:g>
              </table:table-cell>
              <table:table-cell office:value-type="string">
                <text:p>120(O(N²)</text:p>
                <draw:g>
                  <svg:desc>NaiveDFT.D87:NaiveDFT.D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NaiveDFT.A88:NaiveDFT.A100</svg:desc>
                </draw:g>
              </table:table-cell>
              <table:table-cell office:value-type="float" office:value="23147.462">
                <text:p>23147.462</text:p>
                <draw:g>
                  <svg:desc>NaiveDFT.B88:NaiveDFT.B100</svg:desc>
                </draw:g>
              </table:table-cell>
              <table:table-cell office:value-type="float" office:value="480">
                <text:p>480</text:p>
                <draw:g>
                  <svg:desc>NaiveDFT.D88:NaiveDFT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476.23">
                <text:p>13476.23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7142.276">
                <text:p>17142.276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7826.048">
                <text:p>37826.048</text:p>
              </table:table-cell>
              <table:table-cell office:value-type="float" office:value="30720">
                <text:p>307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33204.216">
                <text:p>133204.216</text:p>
              </table:table-cell>
              <table:table-cell office:value-type="float" office:value="122880">
                <text:p>1228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515241.794">
                <text:p>515241.794</text:p>
              </table:table-cell>
              <table:table-cell office:value-type="float" office:value="491520">
                <text:p>491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2004696.76">
                <text:p>2004696.76</text:p>
              </table:table-cell>
              <table:table-cell office:value-type="float" office:value="1966080">
                <text:p>19660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7923963.678">
                <text:p>7923963.678</text:p>
              </table:table-cell>
              <table:table-cell office:value-type="float" office:value="7864320">
                <text:p>78643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31710452.416">
                <text:p>31710452.416</text:p>
              </table:table-cell>
              <table:table-cell office:value-type="float" office:value="31457280">
                <text:p>314572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127047812.846">
                <text:p>127047812.846</text:p>
              </table:table-cell>
              <table:table-cell office:value-type="float" office:value="125829120">
                <text:p>1258291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511810974.274">
                <text:p>511810974.274</text:p>
              </table:table-cell>
              <table:table-cell office:value-type="float" office:value="503316480">
                <text:p>5033164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">
                <text:p>4096</text:p>
              </table:table-cell>
              <table:table-cell office:value-type="float" office:value="2065694762.456">
                <text:p>2065694762.456</text:p>
              </table:table-cell>
              <table:table-cell office:value-type="float" office:value="2013265920">
                <text:p>20132659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2">
                <text:p>8192</text:p>
              </table:table-cell>
              <table:table-cell office:value-type="float" office:value="8387743924.838">
                <text:p>8387743924.838</text:p>
              </table:table-cell>
              <table:table-cell office:value-type="float" office:value="8053063680">
                <text:p>805306368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16cm" svg:y="3.952cm" style:legend-expansion="high" chart:style-name="ch2"/>
        <chart:plot-area chart:style-name="ch3" table:cell-range-address="NaiveDFT.A32:NaiveDFT.C39" chart:data-source-has-labels="row" svg:x="0.32cm" svg:y="0.18cm" svg:width="12.376cm" svg:height="8.64cm">
          <chartooo:coordinate-region svg:x="1.867cm" svg:y="0.379cm" svg:width="10.54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aiveDFT.B33:NaiveDFT.B39" chart:label-cell-address="NaiveDFT.B32:NaiveDFT.B32" chart:class="chart:scatter">
            <chart:domain table:cell-range-address="NaiveDFT.A33:NaiveDFT.A39"/>
            <chart:data-point chart:repeated="7"/>
          </chart:series>
          <chart:series chart:style-name="ch7" chart:values-cell-range-address="NaiveDFT.C33:NaiveDFT.C39" chart:label-cell-address="NaiveDFT.C32:NaiveDFT.C32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aive DFT</text:p>
                <draw:g>
                  <svg:desc>NaiveDFT.B32:NaiveDFT.B32</svg:desc>
                </draw:g>
              </table:table-cell>
              <table:table-cell office:value-type="string">
                <text:p>FFT</text:p>
                <draw:g>
                  <svg:desc>NaiveDFT.C32:NaiveDFT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NaiveDFT.A33:NaiveDFT.A39</svg:desc>
                </draw:g>
              </table:table-cell>
              <table:table-cell office:value-type="float" office:value="23147.462">
                <text:p>23147.462</text:p>
                <draw:g>
                  <svg:desc>NaiveDFT.B33:NaiveDFT.B39</svg:desc>
                </draw:g>
              </table:table-cell>
              <table:table-cell office:value-type="float" office:value="4671.652">
                <text:p>4671.652</text:p>
                <draw:g>
                  <svg:desc>NaiveDFT.C33:NaiveDFT.C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3476.23">
                <text:p>13476.23</text:p>
              </table:table-cell>
              <table:table-cell office:value-type="float" office:value="20841.936">
                <text:p>20841.9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7142.276">
                <text:p>17142.276</text:p>
              </table:table-cell>
              <table:table-cell office:value-type="float" office:value="2214.39">
                <text:p>2214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7826.048">
                <text:p>37826.048</text:p>
              </table:table-cell>
              <table:table-cell office:value-type="float" office:value="6300.124">
                <text:p>6300.1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33204.216">
                <text:p>133204.216</text:p>
              </table:table-cell>
              <table:table-cell office:value-type="float" office:value="17050.094">
                <text:p>17050.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515241.794">
                <text:p>515241.794</text:p>
              </table:table-cell>
              <table:table-cell office:value-type="float" office:value="31555.672">
                <text:p>31555.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2004696.76">
                <text:p>2004696.76</text:p>
              </table:table-cell>
              <table:table-cell office:value-type="float" office:value="41361.454">
                <text:p>41361.4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